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000000" draw:marker-start-width="0.5cm" draw:marker-end-width="0.5cm" draw:textarea-vertical-align="bottom" fo:padding-top="0.175cm" fo:padding-bottom="0.175cm" fo:padding-left="0.3cm" fo:padding-right="0.3cm"/>
    </style:style>
    <style:style style:name="gr2" style:family="graphic" style:parent-style-name="standard">
      <style:graphic-properties svg:stroke-width="0.1cm" draw:marker-start-width="0.5cm" draw:marker-end-width="0.5cm" draw:textarea-vertical-align="middle" fo:padding-top="0.175cm" fo:padding-bottom="0.175cm" fo:padding-left="0.3cm" fo:padding-right="0.3cm"/>
    </style:style>
    <style:style style:name="gr3" style:family="graphic" style:parent-style-name="standard">
      <style:graphic-properties svg:stroke-width="0.1cm" svg:stroke-color="#000000" draw:marker-start-width="0.5cm" draw:marker-end-width="0.5cm" draw:textarea-vertical-align="middle" fo:padding-top="0.175cm" fo:padding-bottom="0.175cm" fo:padding-left="0.3cm" fo:padding-right="0.3cm"/>
    </style:style>
    <style:style style:name="gr4" style:family="graphic" style:parent-style-name="standard">
      <style:graphic-properties draw:stroke="none" svg:stroke-width="0.1cm" svg:stroke-color="#000000" draw:marker-start-width="0.5cm" draw:marker-end-width="0.5cm" draw:fill="solid" draw:fill-color="#000000" draw:textarea-horizontal-align="center" draw:textarea-vertical-align="middle" fo:padding-top="0.175cm" fo:padding-bottom="0.175cm" fo:padding-left="0.3cm" fo:padding-right="0.3cm" draw:shadow="hidden"/>
    </style:style>
    <style:style style:name="gr5" style:family="graphic" style:parent-style-name="standard">
      <style:graphic-properties svg:stroke-width="0.1cm" svg:stroke-color="#000000" draw:marker-start-width="0.5cm" draw:marker-end-width="0.5cm" draw:textarea-vertical-align="top" fo:padding-top="0.175cm" fo:padding-bottom="0.175cm" fo:padding-left="0.3cm" fo:padding-right="0.3cm"/>
    </style:style>
    <style:style style:name="gr6" style:family="graphic" style:parent-style-name="standard">
      <style:graphic-properties svg:stroke-width="0.1cm" svg:stroke-color="#000000" draw:marker-start-width="0.5cm" draw:marker-end-width="0.5cm" draw:fill-color="#c5000b"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center"/>
      <style:text-properties fo:font-size="10pt" style:font-size-asian="10pt" style:font-size-complex="10pt"/>
    </style:style>
    <style:style style:name="T1" style:family="text">
      <style:text-properties fo:font-size="11pt" style:font-size-asian="11pt" style:font-size-complex="11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8.2cm" svg:height="3.8cm" svg:x="1.4cm" svg:y="24.4cm">
          <text:p text:style-name="P1">PIC Hardware</text:p>
          <text:p text:style-name="P1"/>
        </draw:rect>
        <draw:rect draw:style-name="gr2" draw:text-style-name="P2" draw:layer="layout" svg:width="1.5cm" svg:height="1.1cm" svg:x="18cm" svg:y="24.5cm">
          <text:p text:style-name="P1"><text:span text:style-name="T1">CLOCK</text:span></text:p>
        </draw:rect>
        <draw:rect draw:style-name="gr2" draw:text-style-name="P2" draw:layer="layout" svg:width="1.8cm" svg:height="1.1cm" svg:x="12.2cm" svg:y="24.5cm">
          <text:p text:style-name="P1"><text:span text:style-name="T1">EEPROM</text:span></text:p>
        </draw:rect>
        <draw:rect draw:style-name="gr2" draw:text-style-name="P2" draw:layer="layout" svg:width="1.9cm" svg:height="1.1cm" svg:x="16.092cm" svg:y="24.5cm">
          <text:p text:style-name="P1"><text:span text:style-name="T1">Timer0+1</text:span></text:p>
        </draw:rect>
        <draw:rect draw:style-name="gr2" draw:text-style-name="P2" draw:layer="layout" svg:width="0.9cm" svg:height="1.1cm" svg:x="15.2cm" svg:y="24.5cm">
          <text:p text:style-name="P1"><text:span text:style-name="T1">IRQ</text:span></text:p>
        </draw:rect>
        <draw:rect draw:style-name="gr2" draw:text-style-name="P2" draw:layer="layout" svg:width="10.5cm" svg:height="1.1cm" svg:x="1.5cm" svg:y="24.5cm">
          <text:p text:style-name="P1"><text:span text:style-name="T1">IO</text:span></text:p>
        </draw:rect>
        <draw:polygon draw:style-name="gr3" draw:text-style-name="P1" draw:layer="layout" svg:width="15.399cm" svg:height="4.199cm" svg:x="4.2cm" svg:y="20cm" svg:viewBox="0 0 15400 4200" draw:points="10000,1200 0,1200 0,0 15400,0 15400,4188 10000,4200">
          <text:p/>
        </draw:polygon>
        <draw:g>
          <draw:path draw:style-name="gr4" draw:text-style-name="P1" draw:layer="layout" svg:width="0.375cm" svg:height="0.453cm" svg:x="15.447cm" svg:y="21.629cm" svg:viewBox="0 0 376 454" svg:d="M0 454v-454h157 25l21 2 19 2 8 1 8 1 9 3 9 3 9 3 9 4 8 4 8 5 7 5 7 6 9 8 8 8 8 9 7 9 6 10 6 11 5 11 5 11 4 12 4 13 3 13 3 13 1 13 2 15 1 14v15l-1 25-1 12-1 12-2 11-2 11-2 11-3 10-3 9-4 10-3 9-4 8-4 8-4 8-5 7-4 7-5 6-5 6-5 6-5 5-5 5-6 5-5 4-6 4-5 4-6 3-7 3-6 3-7 3-8 2-7 3-8 2-8 2-8 1-9 2-9 1-19 1-20 1zM60 400h97l21-1h10l9-1 9-2 8-1 7-2 7-2 6-2 6-2 6-3 5-3 5-3 4-3 5-3 4-4 5-6 5-6 4-6 5-7 4-8 3-7 4-9 3-8 3-10 2-9 2-11 2-10 1-11 1-12 1-25v-17l-1-16-2-15-3-15-3-13-4-12-5-11-5-10-6-9-7-8-6-8-7-7-8-6-7-5-8-4-8-4-7-2-7-2-9-2-9-1-10-1-11-1h-25-96z">
            <text:p/>
          </draw:path>
          <draw:path draw:style-name="gr4" draw:text-style-name="P1" draw:layer="layout" svg:width="0.303cm" svg:height="0.342cm" svg:x="15.878cm" svg:y="21.746cm" svg:viewBox="0 0 304 343" svg:d="M244 230l58 7-4 12-4 12-5 11-6 10-7 9-7 9-9 8-8 7-10 7-10 5-11 5-12 4-12 3-12 2-14 2h-14l-17-1-17-2-16-3-7-2-8-3-7-3-7-3-6-4-7-4-6-4-6-5-5-5-6-5-5-6-5-6-4-6-4-7-4-6-3-7-4-8-2-7-5-17-3-17-2-18-1-20 1-20 2-19 3-17 5-17 6-16 3-7 4-7 4-7 5-6 5-6 5-6 5-6 6-5 6-5 6-4 6-4 7-4 6-3 7-3 7-3 7-3 8-1 7-2 16-2 17-1 16 1 16 2 7 1 7 2 7 2 7 3 7 3 6 3 7 4 6 4 6 4 5 5 6 5 5 6 5 5 5 6 4 7 4 6 4 7 4 7 6 15 4 17 3 17 2 19 1 19v15l-247 1 1 13 2 12 3 12 3 10 5 10 2 5 3 4 2 5 3 4 3 4 4 3 7 7 4 3 4 3 4 3 4 2 4 2 4 2 4 2 5 1 5 1 4 1 10 2h10 8l7-1 7-1 7-2 6-2 6-3 6-3 6-4 5-4 5-5 5-6 4-6 5-6 3-8 4-7zM60 140l185-1-1-9-2-10-2-9-2-8-3-7-3-7-4-6-2-3-2-2-4-4-3-4-4-3-4-3-4-3-4-3-4-2-4-2-4-2-5-2-5-1-4-1-5-1-5-1h-11-9l-9 1-9 2-8 3-4 2-4 2-4 2-4 2-7 5-7 6-6 7-3 4-3 3-4 8-4 8-4 9-2 9-2 10z">
            <text:p/>
          </draw:path>
          <draw:polygon draw:style-name="gr4" draw:text-style-name="P1" draw:layer="layout" svg:width="0.302cm" svg:height="0.328cm" svg:x="16.214cm" svg:y="21.753cm" svg:viewBox="0 0 303 329" draw:points="124,329 0,0 60,0 130,197 151,264 156,250 160,235 172,201 246,0 303,0 179,329">
            <text:p/>
          </draw:polygon>
          <draw:path draw:style-name="gr4" draw:text-style-name="P1" draw:layer="layout" svg:width="0.303cm" svg:height="0.342cm" svg:x="16.547cm" svg:y="21.745cm" svg:viewBox="0 0 304 343" svg:d="M244 230l58 7-4 12-4 12-5 11-6 10-7 9-7 9-9 8-8 7-10 7-10 5-11 5-12 4-12 3-12 2-14 2h-14l-17-1-17-2-16-3-7-2-8-3-7-3-7-3-6-4-7-4-6-4-6-5-5-5-6-5-5-6-5-6-4-6-4-7-4-6-3-7-4-8-2-7-5-17-3-17-2-18-1-20 1-20 2-19 3-17 5-17 6-16 3-7 4-7 4-7 5-6 5-6 5-6 5-6 6-5 6-5 6-4 6-4 7-4 6-3 7-3 7-3 7-3 8-1 7-2 16-2 17-1 16 1 16 2 7 1 7 2 7 2 7 3 7 3 6 3 7 4 6 4 6 4 5 5 6 5 5 6 5 5 5 6 4 7 4 6 4 7 4 7 6 15 4 17 3 17 2 19 1 19v15l-247 1 1 13 2 12 3 12 3 10 5 10 2 5 3 4 2 5 3 4 3 4 4 3 7 7 4 3 4 3 4 3 4 2 4 2 4 2 4 2 5 1 5 1 4 1 10 2h10 8l7-1 7-1 7-2 6-2 6-3 6-3 6-4 5-4 5-5 5-6 4-6 5-6 3-8 4-7zM60 140l185-1-1-9-2-10-2-9-2-8-3-7-3-7-4-6-2-3-2-2-4-4-3-4-4-3-4-3-4-3-4-3-4-2-4-2-4-2-5-2-5-1-4-1-5-1-5-1h-11-9l-9 1-9 2-8 3-4 2-4 2-4 2-4 2-7 5-7 6-6 7-3 4-3 3-4 8-4 8-4 9-2 9-2 10z">
            <text:p/>
          </draw:path>
          <draw:polygon draw:style-name="gr4" draw:text-style-name="P1" draw:layer="layout" svg:width="0.055cm" svg:height="0.453cm" svg:x="16.916cm" svg:y="21.627cm" svg:viewBox="0 0 56 454" draw:points="0,454 0,0 56,0 56,454">
            <text:p/>
          </draw:polygon>
          <draw:path draw:style-name="gr4" draw:text-style-name="P1" draw:layer="layout" svg:width="0.433cm" svg:height="0.469cm" svg:x="17.046cm" svg:y="21.619cm" svg:viewBox="0 0 434 470" svg:d="M0 241l1-27 3-26 5-25 6-23 4-11 5-10 5-10 5-10 6-9 6-9 7-9 8-8 7-8 8-7 9-7 8-6 9-6 9-5 10-5 9-4 10-4 10-3 11-3 11-2 22-3 23-1h16l15 2 15 2 14 3 14 5 14 5 13 6 13 7 12 8 11 8 11 10 10 10 9 11 9 11 8 12 7 14 6 13 5 14 5 15 3 15 3 15 2 16 2 17v16 17l-2 17-2 16-3 16-4 15-5 15-5 14-7 14-7 13-8 12-9 12-10 11-10 10-11 9-11 8-13 7-13 7-13 6-13 5-14 4-14 3-14 2-14 1-15 1-16-1-15-1-15-3-15-3-14-4-13-6-14-6-13-7-12-8-11-9-11-10-10-10-9-11-8-11-8-13-7-13-6-13-5-14-5-14-3-14-3-14-2-14-2-15zM62 242l1 20 2 19 3 18 5 17 6 15 4 8 4 7 4 7 5 6 5 7 5 6 11 11 6 5 7 4 6 5 6 3 7 4 7 3 7 3 7 2 7 2 8 2 15 2 17 1 16-1 16-2 8-2 7-2 7-2 7-3 7-3 7-4 7-4 6-4 6-5 6-5 11-11 6-6 4-7 5-6 4-7 4-8 4-8 6-16 5-17 3-19 2-20 1-22v-13l-1-13-2-13-2-13-2-11-4-12-3-11-5-10-5-10-5-10-6-9-7-8-7-8-8-7-8-7-8-5-10-6-9-4-10-4-10-4-10-2-10-2-11-1h-11l-16 1-15 2-15 3-14 5-13 6-13 8-12 9-12 10-6 6-5 6-5 6-4 7-4 8-4 8-3 8-4 9-5 20-3 21-2 23z">
            <text:p/>
          </draw:path>
          <draw:polygon draw:style-name="gr4" draw:text-style-name="P1" draw:layer="layout" svg:width="0.36cm" svg:height="0.469cm" svg:x="17.539cm" svg:y="21.619cm" svg:viewBox="0 0 361 470" draw:points="0,316 57,311 58,320 60,327 62,335 64,342 66,349 69,355 72,361 76,367 80,372 84,377 89,382 94,387 100,391 107,395 114,399 121,402 129,406 137,408 145,411 154,412 163,414 172,415 181,416 191,416 199,416 207,415 215,414 223,413 230,412 238,410 244,408 251,405 257,403 263,400 269,397 274,393 279,390 283,386 287,382 290,377 293,373 296,368 298,364 300,359 301,354 302,349 303,344 303,339 303,333 302,328 301,323 300,319 298,314 296,310 293,305 290,301 287,298 283,294 279,290 274,287 268,284 262,280 256,278 249,275 244,273 237,271 220,266 169,253 140,245 116,238 105,235 96,231 88,228 81,224 74,220 66,215 59,211 53,205 47,200 42,194 37,188 33,182 29,176 26,169 23,162 21,155 19,148 18,141 17,133 17,126 17,117 18,109 20,100 22,92 25,84 28,76 32,69 36,61 42,54 47,47 54,41 60,35 68,29 76,24 84,20 93,16 103,12 113,9 123,6 133,4 143,2 154,1 165,0 177,0 189,0 201,1 213,2 224,4 235,6 246,9 256,12 266,16 275,20 284,25 292,30 300,36 307,42 313,49 319,56 325,64 330,72 334,80 338,89 341,98 343,107 345,116 346,126 347,135 289,139 287,129 285,120 282,111 279,102 277,98 275,95 272,91 270,88 267,84 264,81 261,78 258,75 254,73 251,70 247,68 243,66 234,62 225,59 214,57 203,55 192,54 179,54 166,54 154,55 142,57 132,59 123,62 118,63 114,65 110,67 106,69 103,71 100,74 94,79 91,82 89,84 87,87 85,90 83,93 81,96 80,99 78,102 77,105 77,108 76,112 75,115 75,118 75,122 75,128 76,131 76,134 77,136 77,139 78,142 79,144 81,147 82,149 83,151 85,154 87,156 88,158 93,162 95,164 98,166 101,168 105,170 113,174 124,178 136,182 150,186 183,194 216,202 244,210 267,217 276,220 283,223 293,228 302,233 310,238 318,244 325,250 331,256 337,262 342,269 346,276 350,284 354,291 356,299 358,308 360,316 361,325 361,334 361,343 360,351 358,360 356,369 353,377 349,386 345,394 340,402 335,410 329,417 322,424 315,430 307,436 299,442 290,447 281,452 271,456 261,460 250,463 239,465 228,467 217,468 205,469 193,470 178,469 164,468 150,467 137,465 124,463 112,460 101,456 90,452 80,447 70,442 61,436 53,429 45,422 38,415 31,407 25,398 19,389 14,379 10,369 7,359 4,349 2,338 1,328">
            <text:p/>
          </draw:polygon>
          <draw:polygon draw:style-name="gr4" draw:text-style-name="P1" draw:layer="layout" svg:width="0.401cm" svg:height="0.469cm" svg:x="16.101cm" svg:y="22.33cm" svg:viewBox="0 0 402 470" draw:points="342,303 402,318 397,336 391,353 384,368 376,383 367,397 357,409 346,420 334,431 321,440 308,448 294,454 279,460 264,464 248,467 231,469 214,470 196,469 179,468 162,465 147,462 133,458 119,453 106,447 94,440 83,432 72,423 63,414 54,403 45,392 37,380 30,367 24,353 18,339 14,325 9,310 6,295 3,279 2,264 0,248 0,232 0,214 2,197 4,181 7,165 11,150 15,135 21,121 27,108 34,95 42,83 51,72 60,61 70,52 81,43 92,35 104,28 117,21 130,16 143,11 157,7 171,4 185,2 200,0 215,0 231,1 247,2 263,5 277,9 291,13 305,19 317,26 329,34 340,44 351,54 360,64 369,76 376,89 383,102 389,116 394,132 335,146 331,134 326,123 321,112 316,103 310,94 303,86 296,80 289,73 281,68 273,64 264,60 255,56 245,54 235,52 225,51 213,51 201,51 188,52 176,54 165,57 155,61 144,65 135,70 126,76 117,83 109,90 102,97 96,106 90,114 85,124 80,133 76,144 73,154 70,165 68,176 66,187 64,198 63,209 62,220 62,231 62,246 63,259 64,273 66,286 69,298 72,310 75,322 79,333 83,343 89,353 94,362 101,371 107,378 115,385 123,392 132,397 141,402 150,407 159,410 169,413 178,416 188,417 199,418 209,419 221,418 233,417 245,415 256,411 266,407 276,402 285,396 294,389 303,382 311,373 318,364 324,353 329,342 334,330 339,317">
            <text:p/>
          </draw:polygon>
          <draw:path draw:style-name="gr4" draw:text-style-name="P1" draw:layer="layout" svg:width="0.307cm" svg:height="0.342cm" svg:x="16.547cm" svg:y="22.455cm" svg:viewBox="0 0 308 343" svg:d="M0 172l1-22 2-21 4-19 3-9 3-9 3-8 4-8 4-7 5-7 5-7 5-7 6-6 6-5 11-9 11-7 12-7 13-5 13-4 14-3 14-1 15-1 17 1 16 2 15 3 7 2 7 3 7 3 6 3 7 4 6 4 6 4 6 5 6 5 5 5 5 6 5 6 5 6 4 6 4 7 3 7 3 7 3 8 5 16 3 17 2 18 1 19v15l-1 15-2 13-2 13-2 12-4 11-4 11-4 9-5 9-6 9-6 7-6 8-8 6-7 7-9 6-8 5-10 5-9 4-10 3-9 3-11 2-10 2-10 1h-11l-17-1-16-2-15-3-7-2-7-3-7-3-7-3-6-4-7-4-6-4-5-5-6-5-5-5-6-6-4-6-5-6-4-7-4-6-3-8-4-7-2-8-5-16-3-18-2-19zM57 171v16l2 14 2 13 3 13 4 11 2 5 3 5 2 5 3 5 3 4 4 4 7 7 3 3 4 4 4 2 4 3 5 2 4 2 4 2 5 2 4 1 5 1 5 1 5 1h10 10l5-1 5-1 5-1 4-1 5-2 4-2 5-2 4-2 4-3 4-3 4-3 3-3 7-7 4-5 3-4 3-4 2-5 3-5 2-6 4-11 3-13 2-13 2-15v-16-14l-2-14-2-13-3-12-4-11-2-5-3-5-2-5-3-5-3-4-4-4-7-7-4-3-4-4-3-2-5-3-4-2-4-2-4-2-5-2-4-1-5-1-5-1-5-1h-10-10l-5 1-5 1-5 1-4 1-5 2-4 2-4 2-5 2-4 3-4 2-4 4-3 3-7 7-4 4-3 4-3 5-2 5-3 5-2 5-4 11-3 13-2 13-2 14z">
            <text:p/>
          </draw:path>
          <draw:polygon draw:style-name="gr4" draw:text-style-name="P1" draw:layer="layout" svg:width="0.176cm" svg:height="0.335cm" svg:x="16.919cm" svg:y="22.455cm" svg:viewBox="0 0 177 336" draw:points="0,336 0,7 50,7 50,58 55,49 59,42 64,35 68,28 73,23 77,18 81,14 83,13 85,11 89,9 93,6 98,4 102,3 106,2 111,1 116,0 120,0 127,0 134,1 141,2 148,4 156,7 163,10 170,13 177,18 158,69 153,66 148,64 143,62 138,60 133,59 128,58 123,58 118,58 113,58 109,59 105,59 101,61 97,62 93,64 89,66 86,69 82,72 79,75 76,78 73,82 71,86 69,90 67,95 65,99 63,107 61,115 60,122 58,130 57,139 57,147 56,156 56,164 56,336">
            <text:p/>
          </draw:polygon>
          <draw:path draw:style-name="gr4" draw:text-style-name="P1" draw:layer="layout" svg:width="0.303cm" svg:height="0.342cm" svg:x="17.112cm" svg:y="22.455cm" svg:viewBox="0 0 304 343" svg:d="M244 230l58 7-4 12-4 12-5 11-6 10-7 9-7 9-9 8-8 7-10 7-10 5-11 5-12 4-12 3-12 2-14 2h-14l-17-1-17-2-16-3-7-2-8-3-7-3-7-3-6-4-7-4-6-4-6-5-5-5-6-5-5-6-5-6-4-6-4-7-4-6-3-7-4-8-2-7-5-17-3-17-2-18-1-20 1-20 2-19 3-17 5-17 6-16 3-7 4-7 4-7 5-6 5-6 5-6 5-6 6-5 6-5 6-4 6-4 7-4 6-3 7-3 7-3 7-3 8-1 7-2 16-2 17-1 16 1 16 2 7 1 7 2 7 2 7 3 7 3 6 3 7 4 6 4 6 4 5 5 6 5 5 6 5 5 5 6 4 7 4 6 4 7 4 7 6 15 4 17 3 17 2 19 1 19v15l-247 1 1 13 2 12 3 12 3 10 5 10 2 5 3 4 2 5 3 4 3 4 4 3 7 7 4 3 4 3 4 3 4 2 4 2 4 2 4 2 5 1 5 1 4 1 10 2h10 8l7-1 7-1 7-2 6-2 6-3 6-3 6-4 5-4 5-5 5-6 4-6 5-6 3-8 4-7zM60 140l185-1-1-9-2-10-2-9-2-8-3-7-3-7-4-6-2-3-2-2-4-4-3-4-4-3-4-3-4-3-4-3-4-2-4-2-4-2-5-2-5-1-4-1-5-1-5-1h-11-9l-9 1-9 2-8 3-4 2-4 2-4 2-4 2-7 5-7 6-6 7-3 4-3 3-4 8-4 8-4 9-2 9-2 10z">
            <text:p/>
          </draw:path>
        </draw:g>
        <draw:rect draw:style-name="gr5" draw:text-style-name="P2" draw:layer="layout" svg:width="3.7cm" svg:height="2.8cm" svg:x="10.3cm" svg:y="21.4cm">
          <text:p text:style-name="P1"><text:span text:style-name="T1"/></text:p>
          <text:p text:style-name="P1"><text:span text:style-name="T1">FlashFS</text:span></text:p>
        </draw:rect>
        <draw:rect draw:style-name="gr2" draw:text-style-name="P3" draw:layer="layout" svg:width="1.6cm" svg:height="0.9cm" svg:x="10.4cm" svg:y="23.2cm">
          <text:p text:style-name="P1"><text:span text:style-name="T2">Storage</text:span></text:p>
          <text:p text:style-name="P1"><text:span text:style-name="T2">Drivers</text:span></text:p>
        </draw:rect>
        <draw:rect draw:style-name="gr2" draw:text-style-name="P3" draw:layer="layout" svg:width="1.7cm" svg:height="0.9cm" svg:x="12.2cm" svg:y="23.2cm">
          <text:p text:style-name="P1"><text:span text:style-name="T2">EE Driver</text:span></text:p>
        </draw:rect>
        <draw:rect draw:style-name="gr5" draw:text-style-name="P2" draw:layer="layout" svg:width="2cm" svg:height="1.8cm" svg:x="8.1cm" svg:y="22.4cm">
          <text:p text:style-name="P1"><text:span text:style-name="T1">Display</text:span></text:p>
        </draw:rect>
        <draw:rect draw:style-name="gr2" draw:text-style-name="P2" draw:layer="layout" svg:width="1.8cm" svg:height="0.9cm" svg:x="8.2cm" svg:y="23.2cm">
          <text:p text:style-name="P1"><text:span text:style-name="T1">Drivers</text:span></text:p>
        </draw:rect>
        <draw:rect draw:style-name="gr2" draw:text-style-name="P2" draw:layer="layout" svg:width="1cm" svg:height="1.1cm" svg:x="14.2cm" svg:y="24.5cm">
          <text:p text:style-name="P1"><text:span text:style-name="T1">ADC</text:span></text:p>
        </draw:rect>
        <draw:rect draw:style-name="gr5" draw:text-style-name="P2" draw:layer="layout" svg:width="2.1cm" svg:height="1.8cm" svg:x="5.8cm" svg:y="22.4cm">
          <text:p text:style-name="P2">Input</text:p>
        </draw:rect>
        <draw:rect draw:style-name="gr2" draw:text-style-name="P2" draw:layer="layout" svg:width="1.9cm" svg:height="0.9cm" svg:x="5.9cm" svg:y="23.2cm">
          <text:p text:style-name="P1"><text:span text:style-name="T1">Drivers</text:span></text:p>
        </draw:rect>
        <draw:polygon draw:style-name="gr6" draw:text-style-name="P2" draw:layer="layout" svg:width="5.899cm" svg:height="2.799cm" svg:x="4.2cm" svg:y="21.4cm" svg:viewBox="0 0 5900 2800" draw:points="0,2800 0,0 5900,0 5900,800 1400,800 1400,2800">
          <text:p/>
        </draw:polygon>
        <draw:polygon draw:style-name="gr4" draw:text-style-name="P2" draw:layer="layout" svg:width="0.246cm" svg:height="0.286cm" svg:x="5.657cm" svg:y="21.65cm" svg:viewBox="0 0 247 287" draw:points="209,184 247,193 244,204 240,215 236,224 231,233 225,242 219,250 212,257 205,263 197,269 189,273 181,278 172,281 162,284 152,285 142,287 131,287 120,287 110,286 100,284 90,282 81,280 73,277 65,273 58,269 51,264 45,259 39,253 33,246 28,240 23,232 19,224 15,216 11,207 8,198 6,189 4,180 2,171 1,161 0,151 0,141 0,131 1,120 2,110 4,101 7,92 9,83 13,74 17,66 21,58 26,51 31,44 37,37 43,32 50,26 57,21 64,17 72,13 80,9 88,7 96,4 105,2 114,1 123,0 132,0 142,0 152,1 161,3 170,5 179,8 187,12 195,16 202,21 209,27 215,33 221,39 226,46 231,54 235,62 239,71 242,80 206,89 203,81 201,75 197,68 194,63 190,57 186,53 182,48 178,45 173,42 168,39 163,36 157,34 151,33 145,32 138,31 131,31 123,31 116,32 108,33 102,35 95,37 89,40 83,43 77,46 72,50 67,55 63,59 59,64 55,69 52,75 49,81 47,87 45,94 43,100 41,107 40,113 39,120 39,127 38,133 38,140 38,149 39,157 39,165 41,173 42,181 44,188 46,195 48,202 51,208 54,214 58,220 62,225 66,229 70,234 75,238 80,241 86,244 92,247 97,249 103,251 109,252 115,253 121,254 128,254 135,254 143,253 150,252 156,250 163,247 169,244 174,240 180,236 185,232 190,226 194,221 198,214 201,207 204,200 207,192">
          <text:p/>
        </draw:polygon>
        <draw:path draw:style-name="gr4" draw:text-style-name="P2" draw:layer="layout" svg:width="0.186cm" svg:height="0.209cm" svg:x="5.931cm" svg:y="21.727cm" svg:viewBox="0 0 187 210" svg:d="M0 105v-14l2-12 2-12 2-5 2-6 2-5 2-4 3-5 2-4 3-5 4-4 3-3 4-4 6-5 7-4 8-4 7-3 8-3 9-2 9-1h9 10l9 2 9 2 5 1 4 2 4 2 4 2 4 2 4 2 4 3 3 3 4 3 3 3 3 4 3 3 3 4 2 4 3 4 2 4 2 5 1 4 3 10 2 11 2 11v11 10l-1 9-1 8-1 8-2 7-1 7-3 6-3 6-3 6-3 5-4 4-4 5-4 4-5 4-5 3-5 4-6 3-5 2-6 2-6 2-6 1-7 1-6 1h-6-11l-9-2-10-2-4-1-4-2-4-2-5-2-3-2-4-2-4-3-3-3-4-3-3-3-3-4-3-3-3-4-2-4-3-4-2-5-2-4-2-5-2-10-2-11-2-12zM34 105v9l1 9 1 8 2 8 3 7 1 3 2 3 1 3 2 3 2 2 2 3 4 4 3 2 2 2 2 2 3 1 2 2 3 1 3 1 3 1 2 1 3 1h3l3 1h7 6l3-1h3l3-1 3-1 2-1 3-1 3-1 2-2 3-1 2-2 2-2 3-2 4-4 2-3 2-2 2-3 1-3 2-3 1-4 3-7 2-7 1-9 1-9v-9-9l-1-9-1-8-2-7-3-7-1-3-2-3-1-3-2-3-2-2-2-3-4-4-3-2-2-2-2-2-3-1-3-2-2-1-3-1-3-1-2-1-3-1h-3l-3-1h-6-7l-3 1h-3l-3 1-2 1-3 1-3 1-3 1-2 1-3 2-2 2-2 2-3 2-4 4-2 3-2 2-2 3-1 3-2 3-1 3-3 7-2 8-1 8-1 9z">
          <text:p/>
        </draw:path>
        <draw:polygon draw:style-name="gr4" draw:text-style-name="P2" draw:layer="layout" svg:width="0.161cm" svg:height="0.205cm" svg:x="6.161cm" svg:y="21.727cm" svg:viewBox="0 0 162 206" draw:points="0,206 0,4 31,4 31,33 34,29 37,25 40,22 43,18 47,15 50,13 54,10 58,8 62,6 66,5 70,3 75,2 79,1 84,1 89,0 94,0 99,0 103,0 107,1 111,2 115,3 119,4 123,5 127,7 131,8 134,10 137,12 140,14 143,16 145,19 148,21 150,24 151,26 153,29 155,32 156,35 157,39 158,42 159,45 160,49 161,52 161,55 162,62 162,71 162,82 162,206 128,206 128,84 128,74 127,70 127,66 126,62 126,58 125,55 124,53 123,50 122,48 120,45 119,43 117,41 115,39 113,38 110,36 108,35 105,33 102,32 99,32 96,31 93,30 90,30 87,30 81,30 76,31 71,32 67,33 62,35 58,38 54,41 50,44 48,46 46,48 44,50 43,52 41,55 40,58 39,61 38,64 36,71 35,78 34,87 34,96 34,206">
          <text:p/>
        </draw:polygon>
        <draw:polygon draw:style-name="gr4" draw:text-style-name="P2" draw:layer="layout" svg:width="0.165cm" svg:height="0.209cm" svg:x="6.363cm" svg:y="21.727cm" svg:viewBox="0 0 166 210" draw:points="0,145 34,140 35,145 36,150 38,154 39,158 41,162 43,163 44,165 45,167 47,168 48,170 50,171 51,172 53,174 55,175 57,176 61,178 65,179 70,180 75,181 80,182 86,182 92,182 97,181 102,181 106,180 110,178 112,177 114,177 116,176 118,175 119,174 121,172 123,170 126,167 127,166 128,165 128,163 129,162 130,161 130,159 131,158 131,156 132,155 132,153 132,152 132,150 132,149 132,147 132,146 131,145 131,143 130,142 130,141 129,140 128,139 128,138 127,136 126,135 125,135 123,134 122,133 121,132 119,131 116,129 112,128 108,127 98,124 86,120 69,116 54,112 43,108 38,106 34,104 31,102 28,100 25,98 22,96 19,93 17,91 14,88 12,85 11,82 9,79 8,75 7,72 6,69 5,65 5,62 5,58 5,55 5,51 6,48 7,45 7,42 8,39 10,36 11,33 13,30 14,28 16,25 18,23 21,20 23,18 25,16 28,14 30,13 32,11 35,10 37,9 40,7 43,6 46,5 49,4 53,3 56,2 60,2 64,1 67,1 71,0 75,0 79,0 84,0 90,0 96,1 101,2 106,3 111,4 115,5 120,7 124,9 128,10 132,13 136,15 139,17 141,20 144,22 146,25 148,28 150,31 152,35 153,39 155,43 156,47 157,51 158,56 124,61 123,57 122,54 121,50 120,47 118,44 116,42 114,39 111,37 110,36 108,35 107,34 105,33 102,31 98,30 94,29 90,29 86,28 81,28 75,28 70,28 65,29 61,30 57,31 54,32 52,33 51,34 49,35 48,36 46,38 44,40 43,41 42,42 41,43 40,44 40,45 39,46 39,48 39,49 38,50 38,51 38,53 38,54 38,56 38,57 39,59 39,60 40,62 40,63 41,64 42,66 43,67 44,68 46,70 47,71 49,72 51,73 53,74 55,75 59,76 65,78 85,84 101,88 115,92 126,96 135,99 138,101 142,103 145,105 148,107 151,109 153,112 155,114 158,117 160,120 161,124 163,127 164,130 165,134 165,138 166,142 166,146 166,151 165,155 165,159 164,163 162,167 160,171 158,175 156,179 154,182 151,186 147,189 144,192 140,195 136,197 132,200 128,202 123,204 118,205 113,207 108,208 102,209 97,209 91,210 85,210 76,210 67,209 59,208 51,206 44,204 37,201 34,199 31,197 29,196 26,194 24,191 21,189 19,187 17,184 13,179 9,173 6,167 4,160 2,153">
          <text:p/>
        </draw:polygon>
        <draw:path draw:style-name="gr4" draw:text-style-name="P2" draw:layer="layout" svg:width="0.186cm" svg:height="0.209cm" svg:x="6.558cm" svg:y="21.727cm" svg:viewBox="0 0 187 210" svg:d="M0 105v-14l2-12 2-12 2-5 2-6 2-5 2-4 3-5 2-4 3-5 4-4 3-3 4-4 6-5 7-4 8-4 7-3 8-3 9-2 9-1h9 10l9 2 9 2 5 1 4 2 4 2 4 2 4 2 4 2 4 3 3 3 4 3 3 3 3 4 3 3 3 4 2 4 3 4 2 4 2 5 1 4 3 10 2 11 2 11v11 10l-1 9-1 8-1 8-2 7-1 7-3 6-3 6-3 6-3 5-4 4-4 5-4 4-5 4-5 3-5 4-6 3-5 2-6 2-6 2-6 1-7 1-6 1h-6-11l-9-2-10-2-4-1-4-2-4-2-5-2-3-2-4-2-4-3-3-3-4-3-3-3-3-4-3-3-3-4-2-4-3-4-2-5-2-4-2-5-2-10-2-11-2-12zM34 105v9l1 9 1 8 2 8 3 7 1 3 2 3 1 3 2 3 2 2 2 3 4 4 3 2 2 2 2 2 3 1 2 2 3 1 3 1 3 1 2 1 3 1h3l3 1h7 6l3-1h3l3-1 3-1 2-1 3-1 3-1 2-2 3-1 2-2 2-2 3-2 4-4 2-3 2-2 2-3 1-3 2-3 1-4 3-7 2-7 1-9 1-9v-9-9l-1-9-1-8-2-7-3-7-1-3-2-3-1-3-2-3-2-2-2-3-4-4-3-2-2-2-2-2-3-1-3-2-2-1-3-1-3-1-2-1-3-1h-3l-3-1h-6-7l-3 1h-3l-3 1-2 1-3 1-3 1-3 1-2 1-3 2-2 2-2 2-3 2-4 4-2 3-2 2-2 3-1 3-2 3-1 3-3 7-2 8-1 8-1 9z">
          <text:p/>
        </draw:path>
        <draw:polygon draw:style-name="gr4" draw:text-style-name="P2" draw:layer="layout" svg:width="0.033cm" svg:height="0.277cm" svg:x="6.786cm" svg:y="21.655cm" svg:viewBox="0 0 34 278" draw:points="0,278 0,0 34,0 34,278">
          <text:p/>
        </draw:polygon>
        <draw:path draw:style-name="gr4" draw:text-style-name="P2" draw:layer="layout" svg:width="0.187cm" svg:height="0.209cm" svg:x="6.859cm" svg:y="21.727cm" svg:viewBox="0 0 188 210" svg:d="M152 140l35 5-2 8-3 7-4 6-3 6-4 6-5 6-5 4-5 5-6 4-7 3-6 3-7 3-8 2-8 1-8 1h-9-11l-10-2-10-2-4-1-5-2-4-2-5-2-4-2-4-2-3-3-4-3-3-3-4-3-3-4-3-3-3-4-2-4-3-4-2-5-2-4-1-5-3-10-2-10-2-11v-12-13l2-11 2-11 3-10 1-5 2-5 3-4 2-5 2-4 3-4 3-3 4-4 3-3 3-4 4-3 4-2 4-3 4-2 4-2 4-2 4-2 5-1 4-1 5-1 10-2h10 10l10 2 4 1 5 1 4 1 4 2 5 2 4 2 3 2 4 2 4 3 3 3 4 3 3 4 3 3 3 4 3 4 2 4 3 4 2 4 2 5 2 5 2 10 2 10 2 12v12 9h-154l1 8 1 8 2 7 2 6 2 6 2 3 2 3 1 2 2 3 2 2 2 2 5 5 2 1 3 2 2 2 3 1 2 1 3 2 3 1 3 1 5 1 6 1h7 5l4-1h5l4-2 4-1 4-2 3-2 4-2 3-3 3-3 3-3 3-4 3-4 2-5 3-5zM35 86h117l-1-6-1-6-1-5-2-5-1-5-2-4-3-4-1-2-1-1-3-3-2-2-2-2-3-2-2-2-3-1-2-2-3-1-3-1-3-1-3-1-3-1h-3l-3-1h-6-6l-6 1-6 1-5 2-5 2-5 3-4 3-5 4-3 4-2 2-2 2-2 3-1 2-2 5-3 6-1 5-1 7z">
          <text:p/>
        </draw:path>
        <draw:rect draw:style-name="gr2" draw:text-style-name="P2" draw:layer="layout" svg:width="1.2cm" svg:height="0.9cm" svg:x="4.3cm" svg:y="23.2cm">
          <text:p text:style-name="P1"><text:span text:style-name="T1">UART</text:span></text:p>
        </draw:rect>
        <draw:polygon draw:style-name="gr5" draw:text-style-name="P1" draw:layer="layout" svg:width="18.199cm" svg:height="6.999cm" svg:x="1.4cm" svg:y="17.2cm" svg:viewBox="0 0 18200 7000" draw:points="0,7000 0,0 18200,0 18200,2600 2600,2600 2600,7000">
          <text:p text:style-name="P1"/>
          <text:p text:style-name="P1">User Programm</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tefanie Rausch</meta:initial-creator>
    <meta:creation-date>2016-04-24T12:30:56.81</meta:creation-date>
    <dc:date>2016-04-24T13:35:37.41</dc:date>
    <dc:creator>Stefanie Rausch</dc:creator>
    <meta:editing-duration>PT48M29S</meta:editing-duration>
    <meta:editing-cycles>2</meta:editing-cycles>
    <meta:generator>OpenOffice/4.1.1$Win32 OpenOffice.org_project/411m6$Build-9775</meta:generator>
    <meta:document-statistic meta:object-count="37"/>
  </office:meta>
</office:document-meta>
</file>